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grid_5f_line">
      <style:graphic-properties draw:textarea-horizontal-align="center" draw:textarea-vertical-align="middle"/>
    </style:style>
    <style:style style:name="gr2" style:family="graphic" style:parent-style-name="grid_5f_line">
      <style:graphic-properties draw:stroke="none" draw:fill="solid" draw:fill-color="#e6e6ff" draw:textarea-horizontal-align="justify" draw:textarea-vertical-align="middle" draw:auto-grow-height="false"/>
    </style:style>
    <style:style style:name="gr3" style:family="graphic" style:parent-style-name="grid_5f_line">
      <style:graphic-properties draw:stroke="dash" draw:stroke-dash="Ultrafine_20_Dashed" draw:textarea-horizontal-align="center" draw:textarea-vertical-align="middle"/>
    </style:style>
    <style:style style:name="gr4" style:family="graphic" style:parent-style-name="grid_5f_line">
      <style:graphic-properties draw:stroke="dash" draw:stroke-dash="Ultrafine_20_Dashed"/>
    </style:style>
    <style:style style:name="gr5" style:family="graphic" style:parent-style-name="annotation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id_5f_line" draw:layer="layout" svg:x1="2.733cm" svg:y1="2cm" svg:x2="2.733cm" svg:y2="2.4cm">
                <text:p/>
              </draw:line>
              <draw:line draw:style-name="grid_5f_line" draw:layer="layout" svg:x1="2.733cm" svg:y1="2.4cm" svg:x2="2.733cm" svg:y2="2.8cm">
                <text:p/>
              </draw:line>
              <draw:line draw:style-name="grid_5f_line" draw:layer="layout" svg:x1="2.733cm" svg:y1="2.8cm" svg:x2="2.733cm" svg:y2="3.2cm">
                <text:p/>
              </draw:line>
              <draw:line draw:style-name="grid_5f_line" draw:layer="layout" svg:x1="2.733cm" svg:y1="3.2cm" svg:x2="2.733cm" svg:y2="3.6cm">
                <text:p/>
              </draw:line>
              <draw:line draw:style-name="grid_5f_line" draw:layer="layout" svg:x1="2.733cm" svg:y1="3.6cm" svg:x2="2.733cm" svg:y2="4cm">
                <text:p/>
              </draw:line>
              <draw:line draw:style-name="grid_5f_line" draw:layer="layout" svg:x1="2.733cm" svg:y1="4cm" svg:x2="2.733cm" svg:y2="4.4cm">
                <text:p/>
              </draw:line>
            </draw:g>
            <draw:g>
              <draw:line draw:style-name="grid_5f_line" draw:layer="layout" svg:x1="3.267cm" svg:y1="2cm" svg:x2="3.267cm" svg:y2="2.4cm">
                <text:p/>
              </draw:line>
              <draw:line draw:style-name="grid_5f_line" draw:layer="layout" svg:x1="3.267cm" svg:y1="2.4cm" svg:x2="3.267cm" svg:y2="2.8cm">
                <text:p/>
              </draw:line>
              <draw:line draw:style-name="grid_5f_line" draw:layer="layout" svg:x1="3.267cm" svg:y1="2.8cm" svg:x2="3.267cm" svg:y2="3.2cm">
                <text:p/>
              </draw:line>
              <draw:line draw:style-name="grid_5f_line" draw:layer="layout" svg:x1="3.267cm" svg:y1="3.2cm" svg:x2="3.267cm" svg:y2="3.6cm">
                <text:p/>
              </draw:line>
              <draw:line draw:style-name="grid_5f_line" draw:layer="layout" svg:x1="3.267cm" svg:y1="3.6cm" svg:x2="3.267cm" svg:y2="4cm">
                <text:p/>
              </draw:line>
              <draw:line draw:style-name="grid_5f_line" draw:layer="layout" svg:x1="3.267cm" svg:y1="4cm" svg:x2="3.267cm" svg:y2="4.4cm">
                <text:p/>
              </draw:line>
            </draw:g>
            <draw:g>
              <draw:line draw:style-name="grid_5f_line" draw:layer="layout" svg:x1="3.8cm" svg:y1="2cm" svg:x2="3.8cm" svg:y2="2.4cm">
                <text:p/>
              </draw:line>
              <draw:line draw:style-name="grid_5f_line" draw:layer="layout" svg:x1="3.8cm" svg:y1="2.4cm" svg:x2="3.8cm" svg:y2="2.8cm">
                <text:p/>
              </draw:line>
              <draw:line draw:style-name="grid_5f_line" draw:layer="layout" svg:x1="3.8cm" svg:y1="2.8cm" svg:x2="3.8cm" svg:y2="3.2cm">
                <text:p/>
              </draw:line>
              <draw:line draw:style-name="grid_5f_line" draw:layer="layout" svg:x1="3.8cm" svg:y1="3.2cm" svg:x2="3.8cm" svg:y2="3.6cm">
                <text:p/>
              </draw:line>
              <draw:line draw:style-name="grid_5f_line" draw:layer="layout" svg:x1="3.8cm" svg:y1="3.6cm" svg:x2="3.8cm" svg:y2="4cm">
                <text:p/>
              </draw:line>
              <draw:line draw:style-name="grid_5f_line" draw:layer="layout" svg:x1="3.8cm" svg:y1="4cm" svg:x2="3.8cm" svg:y2="4.4cm">
                <text:p/>
              </draw:line>
            </draw:g>
            <draw:g>
              <draw:line draw:style-name="grid_5f_line" draw:layer="layout" svg:x1="4.333cm" svg:y1="2cm" svg:x2="4.333cm" svg:y2="2.4cm">
                <text:p/>
              </draw:line>
              <draw:line draw:style-name="grid_5f_line" draw:layer="layout" svg:x1="4.333cm" svg:y1="2.4cm" svg:x2="4.333cm" svg:y2="2.8cm">
                <text:p/>
              </draw:line>
              <draw:line draw:style-name="grid_5f_line" draw:layer="layout" svg:x1="4.333cm" svg:y1="2.8cm" svg:x2="4.333cm" svg:y2="3.2cm">
                <text:p/>
              </draw:line>
              <draw:line draw:style-name="grid_5f_line" draw:layer="layout" svg:x1="4.333cm" svg:y1="3.2cm" svg:x2="4.333cm" svg:y2="3.6cm">
                <text:p/>
              </draw:line>
              <draw:line draw:style-name="grid_5f_line" draw:layer="layout" svg:x1="4.333cm" svg:y1="3.6cm" svg:x2="4.333cm" svg:y2="4cm">
                <text:p/>
              </draw:line>
              <draw:line draw:style-name="grid_5f_line" draw:layer="layout" svg:x1="4.333cm" svg:y1="4cm" svg:x2="4.333cm" svg:y2="4.4cm">
                <text:p/>
              </draw:line>
            </draw:g>
            <draw:g>
              <draw:line draw:style-name="grid_5f_line" draw:layer="layout" svg:x1="4.867cm" svg:y1="2cm" svg:x2="4.867cm" svg:y2="2.4cm">
                <text:p/>
              </draw:line>
              <draw:line draw:style-name="grid_5f_line" draw:layer="layout" svg:x1="4.867cm" svg:y1="2.4cm" svg:x2="4.867cm" svg:y2="2.8cm">
                <text:p/>
              </draw:line>
              <draw:line draw:style-name="grid_5f_line" draw:layer="layout" svg:x1="4.867cm" svg:y1="2.8cm" svg:x2="4.867cm" svg:y2="3.2cm">
                <text:p/>
              </draw:line>
              <draw:line draw:style-name="grid_5f_line" draw:layer="layout" svg:x1="4.867cm" svg:y1="3.2cm" svg:x2="4.867cm" svg:y2="3.6cm">
                <text:p/>
              </draw:line>
              <draw:line draw:style-name="grid_5f_line" draw:layer="layout" svg:x1="4.867cm" svg:y1="3.6cm" svg:x2="4.867cm" svg:y2="4cm">
                <text:p/>
              </draw:line>
              <draw:line draw:style-name="grid_5f_line" draw:layer="layout" svg:x1="4.867cm" svg:y1="4cm" svg:x2="4.867cm" svg:y2="4.4cm">
                <text:p/>
              </draw:line>
            </draw:g>
            <draw:g>
              <draw:line draw:style-name="grid_5f_line" draw:layer="layout" svg:x1="5.4cm" svg:y1="2cm" svg:x2="5.4cm" svg:y2="2.4cm">
                <text:p/>
              </draw:line>
              <draw:line draw:style-name="grid_5f_line" draw:layer="layout" svg:x1="5.4cm" svg:y1="2.4cm" svg:x2="5.4cm" svg:y2="2.8cm">
                <text:p/>
              </draw:line>
              <draw:line draw:style-name="grid_5f_line" draw:layer="layout" svg:x1="5.4cm" svg:y1="2.8cm" svg:x2="5.4cm" svg:y2="3.2cm">
                <text:p/>
              </draw:line>
              <draw:line draw:style-name="grid_5f_line" draw:layer="layout" svg:x1="5.4cm" svg:y1="3.2cm" svg:x2="5.4cm" svg:y2="3.6cm">
                <text:p/>
              </draw:line>
              <draw:line draw:style-name="grid_5f_line" draw:layer="layout" svg:x1="5.4cm" svg:y1="3.6cm" svg:x2="5.4cm" svg:y2="4cm">
                <text:p/>
              </draw:line>
              <draw:line draw:style-name="grid_5f_line" draw:layer="layout" svg:x1="5.4cm" svg:y1="4cm" svg:x2="5.4cm" svg:y2="4.4cm">
                <text:p/>
              </draw:line>
            </draw:g>
            <draw:g>
              <draw:line draw:style-name="grid_5f_line" draw:layer="layout" svg:x1="2.2cm" svg:y1="2cm" svg:x2="2.2cm" svg:y2="2.4cm">
                <text:p/>
              </draw:line>
              <draw:line draw:style-name="grid_5f_line" draw:layer="layout" svg:x1="2.2cm" svg:y1="2.4cm" svg:x2="2.2cm" svg:y2="2.8cm">
                <text:p/>
              </draw:line>
              <draw:line draw:style-name="grid_5f_line" draw:layer="layout" svg:x1="2.2cm" svg:y1="2.8cm" svg:x2="2.2cm" svg:y2="3.2cm">
                <text:p/>
              </draw:line>
              <draw:line draw:style-name="grid_5f_line" draw:layer="layout" svg:x1="2.2cm" svg:y1="3.2cm" svg:x2="2.2cm" svg:y2="3.6cm">
                <text:p/>
              </draw:line>
              <draw:line draw:style-name="grid_5f_line" draw:layer="layout" svg:x1="2.2cm" svg:y1="3.6cm" svg:x2="2.2cm" svg:y2="4cm">
                <text:p/>
              </draw:line>
              <draw:line draw:style-name="grid_5f_line" draw:layer="layout" svg:x1="2.2cm" svg:y1="4cm" svg:x2="2.2cm" svg:y2="4.4cm">
                <text:p/>
              </draw:line>
            </draw:g>
          </draw:g>
          <draw:g>
            <draw:line draw:style-name="grid_5f_line" draw:layer="layout" svg:x1="2.2cm" svg:y1="2cm" svg:x2="2.733cm" svg:y2="2cm">
              <text:p/>
            </draw:line>
            <draw:line draw:style-name="grid_5f_line" draw:layer="layout" svg:x1="2.733cm" svg:y1="2cm" svg:x2="3.266cm" svg:y2="2cm">
              <text:p/>
            </draw:line>
            <draw:line draw:style-name="grid_5f_line" draw:layer="layout" svg:x1="3.267cm" svg:y1="2cm" svg:x2="3.8cm" svg:y2="2cm">
              <text:p/>
            </draw:line>
            <draw:line draw:style-name="grid_5f_line" draw:layer="layout" svg:x1="3.8cm" svg:y1="2cm" svg:x2="4.333cm" svg:y2="2cm">
              <text:p/>
            </draw:line>
            <draw:line draw:style-name="grid_5f_line" draw:layer="layout" svg:x1="4.333cm" svg:y1="2cm" svg:x2="4.866cm" svg:y2="2cm">
              <text:p/>
            </draw:line>
            <draw:line draw:style-name="grid_5f_line" draw:layer="layout" svg:x1="4.867cm" svg:y1="2cm" svg:x2="5.4cm" svg:y2="2cm">
              <text:p/>
            </draw:line>
          </draw:g>
          <draw:g>
            <draw:line draw:style-name="grid_5f_line" draw:layer="layout" svg:x1="2.2cm" svg:y1="2.4cm" svg:x2="2.733cm" svg:y2="2.4cm">
              <text:p/>
            </draw:line>
            <draw:line draw:style-name="grid_5f_line" draw:layer="layout" svg:x1="2.733cm" svg:y1="2.4cm" svg:x2="3.266cm" svg:y2="2.4cm">
              <text:p/>
            </draw:line>
            <draw:line draw:style-name="grid_5f_line" draw:layer="layout" svg:x1="3.267cm" svg:y1="2.4cm" svg:x2="3.8cm" svg:y2="2.4cm">
              <text:p/>
            </draw:line>
            <draw:line draw:style-name="grid_5f_line" draw:layer="layout" svg:x1="3.8cm" svg:y1="2.4cm" svg:x2="4.333cm" svg:y2="2.4cm">
              <text:p/>
            </draw:line>
            <draw:line draw:style-name="grid_5f_line" draw:layer="layout" svg:x1="4.333cm" svg:y1="2.4cm" svg:x2="4.866cm" svg:y2="2.4cm">
              <text:p/>
            </draw:line>
            <draw:line draw:style-name="grid_5f_line" draw:layer="layout" svg:x1="4.867cm" svg:y1="2.4cm" svg:x2="5.4cm" svg:y2="2.4cm">
              <text:p/>
            </draw:line>
          </draw:g>
          <draw:g>
            <draw:line draw:style-name="grid_5f_line" draw:layer="layout" svg:x1="2.2cm" svg:y1="2.8cm" svg:x2="2.733cm" svg:y2="2.8cm">
              <text:p/>
            </draw:line>
            <draw:line draw:style-name="grid_5f_line" draw:layer="layout" svg:x1="2.733cm" svg:y1="2.8cm" svg:x2="3.266cm" svg:y2="2.8cm">
              <text:p/>
            </draw:line>
            <draw:line draw:style-name="grid_5f_line" draw:layer="layout" svg:x1="3.267cm" svg:y1="2.8cm" svg:x2="3.8cm" svg:y2="2.8cm">
              <text:p/>
            </draw:line>
            <draw:line draw:style-name="grid_5f_line" draw:layer="layout" svg:x1="3.8cm" svg:y1="2.8cm" svg:x2="4.333cm" svg:y2="2.8cm">
              <text:p/>
            </draw:line>
            <draw:line draw:style-name="grid_5f_line" draw:layer="layout" svg:x1="4.333cm" svg:y1="2.8cm" svg:x2="4.866cm" svg:y2="2.8cm">
              <text:p/>
            </draw:line>
            <draw:line draw:style-name="grid_5f_line" draw:layer="layout" svg:x1="4.867cm" svg:y1="2.8cm" svg:x2="5.4cm" svg:y2="2.8cm">
              <text:p/>
            </draw:line>
          </draw:g>
          <draw:g>
            <draw:line draw:style-name="grid_5f_line" draw:layer="layout" svg:x1="2.2cm" svg:y1="3.2cm" svg:x2="2.733cm" svg:y2="3.2cm">
              <text:p/>
            </draw:line>
            <draw:line draw:style-name="grid_5f_line" draw:layer="layout" svg:x1="2.733cm" svg:y1="3.2cm" svg:x2="3.266cm" svg:y2="3.2cm">
              <text:p/>
            </draw:line>
            <draw:line draw:style-name="grid_5f_line" draw:layer="layout" svg:x1="3.267cm" svg:y1="3.2cm" svg:x2="3.8cm" svg:y2="3.2cm">
              <text:p/>
            </draw:line>
            <draw:line draw:style-name="grid_5f_line" draw:layer="layout" svg:x1="3.8cm" svg:y1="3.2cm" svg:x2="4.333cm" svg:y2="3.2cm">
              <text:p/>
            </draw:line>
            <draw:line draw:style-name="grid_5f_line" draw:layer="layout" svg:x1="4.333cm" svg:y1="3.2cm" svg:x2="4.866cm" svg:y2="3.2cm">
              <text:p/>
            </draw:line>
            <draw:line draw:style-name="grid_5f_line" draw:layer="layout" svg:x1="4.867cm" svg:y1="3.2cm" svg:x2="5.4cm" svg:y2="3.2cm">
              <text:p/>
            </draw:line>
          </draw:g>
          <draw:g>
            <draw:line draw:style-name="grid_5f_line" draw:layer="layout" svg:x1="2.2cm" svg:y1="3.6cm" svg:x2="2.733cm" svg:y2="3.6cm">
              <text:p/>
            </draw:line>
            <draw:line draw:style-name="grid_5f_line" draw:layer="layout" svg:x1="2.733cm" svg:y1="3.6cm" svg:x2="3.266cm" svg:y2="3.6cm">
              <text:p/>
            </draw:line>
            <draw:line draw:style-name="grid_5f_line" draw:layer="layout" svg:x1="3.267cm" svg:y1="3.6cm" svg:x2="3.8cm" svg:y2="3.6cm">
              <text:p/>
            </draw:line>
            <draw:line draw:style-name="grid_5f_line" draw:layer="layout" svg:x1="3.8cm" svg:y1="3.6cm" svg:x2="4.333cm" svg:y2="3.6cm">
              <text:p/>
            </draw:line>
            <draw:line draw:style-name="grid_5f_line" draw:layer="layout" svg:x1="4.333cm" svg:y1="3.6cm" svg:x2="4.866cm" svg:y2="3.6cm">
              <text:p/>
            </draw:line>
            <draw:line draw:style-name="grid_5f_line" draw:layer="layout" svg:x1="4.867cm" svg:y1="3.6cm" svg:x2="5.4cm" svg:y2="3.6cm">
              <text:p/>
            </draw:line>
          </draw:g>
          <draw:g>
            <draw:line draw:style-name="grid_5f_line" draw:layer="layout" svg:x1="2.2cm" svg:y1="4cm" svg:x2="2.733cm" svg:y2="4cm">
              <text:p/>
            </draw:line>
            <draw:line draw:style-name="grid_5f_line" draw:layer="layout" svg:x1="2.733cm" svg:y1="4cm" svg:x2="3.266cm" svg:y2="4cm">
              <text:p/>
            </draw:line>
            <draw:line draw:style-name="grid_5f_line" draw:layer="layout" svg:x1="3.267cm" svg:y1="4cm" svg:x2="3.8cm" svg:y2="4cm">
              <text:p/>
            </draw:line>
            <draw:line draw:style-name="grid_5f_line" draw:layer="layout" svg:x1="3.8cm" svg:y1="4cm" svg:x2="4.333cm" svg:y2="4cm">
              <text:p/>
            </draw:line>
            <draw:line draw:style-name="grid_5f_line" draw:layer="layout" svg:x1="4.333cm" svg:y1="4cm" svg:x2="4.866cm" svg:y2="4cm">
              <text:p/>
            </draw:line>
            <draw:line draw:style-name="grid_5f_line" draw:layer="layout" svg:x1="4.867cm" svg:y1="4cm" svg:x2="5.4cm" svg:y2="4cm">
              <text:p/>
            </draw:line>
          </draw:g>
          <draw:g>
            <draw:line draw:style-name="grid_5f_line" draw:layer="layout" svg:x1="2.2cm" svg:y1="4.4cm" svg:x2="2.733cm" svg:y2="4.4cm">
              <text:p/>
            </draw:line>
            <draw:line draw:style-name="grid_5f_line" draw:layer="layout" svg:x1="2.733cm" svg:y1="4.4cm" svg:x2="3.266cm" svg:y2="4.4cm">
              <text:p/>
            </draw:line>
            <draw:line draw:style-name="grid_5f_line" draw:layer="layout" svg:x1="3.267cm" svg:y1="4.4cm" svg:x2="3.8cm" svg:y2="4.4cm">
              <text:p/>
            </draw:line>
            <draw:line draw:style-name="grid_5f_line" draw:layer="layout" svg:x1="3.8cm" svg:y1="4.4cm" svg:x2="4.333cm" svg:y2="4.4cm">
              <text:p/>
            </draw:line>
            <draw:line draw:style-name="grid_5f_line" draw:layer="layout" svg:x1="4.333cm" svg:y1="4.4cm" svg:x2="4.866cm" svg:y2="4.4cm">
              <text:p/>
            </draw:line>
            <draw:line draw:style-name="grid_5f_line" draw:layer="layout" svg:x1="4.867cm" svg:y1="4.4cm" svg:x2="5.4cm" svg:y2="4.4cm">
              <text:p/>
            </draw:line>
          </draw:g>
        </draw:g>
        <draw:g>
          <draw:g>
            <draw:line draw:style-name="grid_5f_line" draw:layer="layout" svg:x1="6.6cm" svg:y1="2cm" svg:x2="6.6cm" svg:y2="2.16cm">
              <text:p/>
            </draw:line>
            <draw:line draw:style-name="grid_5f_line" draw:layer="layout" svg:x1="6.6cm" svg:y1="2.16cm" svg:x2="6.6cm" svg:y2="2.48cm">
              <text:p/>
            </draw:line>
            <draw:line draw:style-name="grid_5f_line" draw:layer="layout" svg:x1="6.6cm" svg:y1="2.48cm" svg:x2="6.6cm" svg:y2="2.96cm">
              <text:p/>
            </draw:line>
            <draw:line draw:style-name="grid_5f_line" draw:layer="layout" svg:x1="6.6cm" svg:y1="2.96cm" svg:x2="6.6cm" svg:y2="3.6cm">
              <text:p/>
            </draw:line>
            <draw:line draw:style-name="grid_5f_line" draw:layer="layout" svg:x1="6.6cm" svg:y1="3.6cm" svg:x2="6.6cm" svg:y2="4.4cm">
              <text:p/>
            </draw:line>
          </draw:g>
          <draw:g>
            <draw:line draw:style-name="grid_5f_line" draw:layer="layout" svg:x1="10cm" svg:y1="2cm" svg:x2="9.773cm" svg:y2="2cm">
              <text:p/>
            </draw:line>
            <draw:line draw:style-name="grid_5f_line" draw:layer="layout" svg:x1="9.773cm" svg:y1="2cm" svg:x2="9.32cm" svg:y2="2cm">
              <text:p/>
            </draw:line>
            <draw:line draw:style-name="grid_5f_line" draw:layer="layout" svg:x1="9.32cm" svg:y1="2cm" svg:x2="8.64cm" svg:y2="2cm">
              <text:p/>
            </draw:line>
            <draw:line draw:style-name="grid_5f_line" draw:layer="layout" svg:x1="8.64cm" svg:y1="2cm" svg:x2="7.733cm" svg:y2="2cm">
              <text:p/>
            </draw:line>
            <draw:line draw:style-name="grid_5f_line" draw:layer="layout" svg:x1="7.733cm" svg:y1="2cm" svg:x2="6.6cm" svg:y2="2cm">
              <text:p/>
            </draw:line>
          </draw:g>
          <draw:g>
            <draw:line draw:style-name="grid_5f_line" draw:layer="layout" svg:x1="7.733cm" svg:y1="2cm" svg:x2="7.733cm" svg:y2="2.16cm">
              <text:p/>
            </draw:line>
            <draw:line draw:style-name="grid_5f_line" draw:layer="layout" svg:x1="7.733cm" svg:y1="2.16cm" svg:x2="7.733cm" svg:y2="2.48cm">
              <text:p/>
            </draw:line>
            <draw:line draw:style-name="grid_5f_line" draw:layer="layout" svg:x1="7.733cm" svg:y1="2.48cm" svg:x2="7.733cm" svg:y2="2.96cm">
              <text:p/>
            </draw:line>
            <draw:line draw:style-name="grid_5f_line" draw:layer="layout" svg:x1="7.733cm" svg:y1="2.96cm" svg:x2="7.733cm" svg:y2="3.6cm">
              <text:p/>
            </draw:line>
            <draw:line draw:style-name="grid_5f_line" draw:layer="layout" svg:x1="7.733cm" svg:y1="3.6cm" svg:x2="7.733cm" svg:y2="4.4cm">
              <text:p/>
            </draw:line>
          </draw:g>
          <draw:g>
            <draw:line draw:style-name="grid_5f_line" draw:layer="layout" svg:x1="8.64cm" svg:y1="2cm" svg:x2="8.64cm" svg:y2="2.16cm">
              <text:p/>
            </draw:line>
            <draw:line draw:style-name="grid_5f_line" draw:layer="layout" svg:x1="8.64cm" svg:y1="2.16cm" svg:x2="8.64cm" svg:y2="2.48cm">
              <text:p/>
            </draw:line>
            <draw:line draw:style-name="grid_5f_line" draw:layer="layout" svg:x1="8.64cm" svg:y1="2.48cm" svg:x2="8.64cm" svg:y2="2.96cm">
              <text:p/>
            </draw:line>
            <draw:line draw:style-name="grid_5f_line" draw:layer="layout" svg:x1="8.64cm" svg:y1="2.96cm" svg:x2="8.64cm" svg:y2="3.6cm">
              <text:p/>
            </draw:line>
            <draw:line draw:style-name="grid_5f_line" draw:layer="layout" svg:x1="8.64cm" svg:y1="3.6cm" svg:x2="8.64cm" svg:y2="4.4cm">
              <text:p/>
            </draw:line>
          </draw:g>
          <draw:g>
            <draw:line draw:style-name="grid_5f_line" draw:layer="layout" svg:x1="9.32cm" svg:y1="2cm" svg:x2="9.32cm" svg:y2="2.16cm">
              <text:p/>
            </draw:line>
            <draw:line draw:style-name="grid_5f_line" draw:layer="layout" svg:x1="9.32cm" svg:y1="2.16cm" svg:x2="9.32cm" svg:y2="2.48cm">
              <text:p/>
            </draw:line>
            <draw:line draw:style-name="grid_5f_line" draw:layer="layout" svg:x1="9.32cm" svg:y1="2.48cm" svg:x2="9.32cm" svg:y2="2.96cm">
              <text:p/>
            </draw:line>
            <draw:line draw:style-name="grid_5f_line" draw:layer="layout" svg:x1="9.32cm" svg:y1="2.96cm" svg:x2="9.32cm" svg:y2="3.6cm">
              <text:p/>
            </draw:line>
            <draw:line draw:style-name="grid_5f_line" draw:layer="layout" svg:x1="9.32cm" svg:y1="3.6cm" svg:x2="9.32cm" svg:y2="4.4cm">
              <text:p/>
            </draw:line>
          </draw:g>
          <draw:g>
            <draw:line draw:style-name="grid_5f_line" draw:layer="layout" svg:x1="9.773cm" svg:y1="2cm" svg:x2="9.773cm" svg:y2="2.16cm">
              <text:p/>
            </draw:line>
            <draw:line draw:style-name="grid_5f_line" draw:layer="layout" svg:x1="9.773cm" svg:y1="2.16cm" svg:x2="9.773cm" svg:y2="2.48cm">
              <text:p/>
            </draw:line>
            <draw:line draw:style-name="grid_5f_line" draw:layer="layout" svg:x1="9.773cm" svg:y1="2.48cm" svg:x2="9.773cm" svg:y2="2.96cm">
              <text:p/>
            </draw:line>
            <draw:line draw:style-name="grid_5f_line" draw:layer="layout" svg:x1="9.773cm" svg:y1="2.96cm" svg:x2="9.773cm" svg:y2="3.6cm">
              <text:p/>
            </draw:line>
            <draw:line draw:style-name="grid_5f_line" draw:layer="layout" svg:x1="9.773cm" svg:y1="3.6cm" svg:x2="9.773cm" svg:y2="4.4cm">
              <text:p/>
            </draw:line>
          </draw:g>
          <draw:g>
            <draw:line draw:style-name="grid_5f_line" draw:layer="layout" svg:x1="10cm" svg:y1="2cm" svg:x2="10cm" svg:y2="2.16cm">
              <text:p/>
            </draw:line>
            <draw:line draw:style-name="grid_5f_line" draw:layer="layout" svg:x1="10cm" svg:y1="2.16cm" svg:x2="10cm" svg:y2="2.48cm">
              <text:p/>
            </draw:line>
            <draw:line draw:style-name="grid_5f_line" draw:layer="layout" svg:x1="10cm" svg:y1="2.48cm" svg:x2="10cm" svg:y2="2.96cm">
              <text:p/>
            </draw:line>
            <draw:line draw:style-name="grid_5f_line" draw:layer="layout" svg:x1="10cm" svg:y1="2.96cm" svg:x2="10cm" svg:y2="3.6cm">
              <text:p/>
            </draw:line>
            <draw:line draw:style-name="grid_5f_line" draw:layer="layout" svg:x1="10cm" svg:y1="3.6cm" svg:x2="10cm" svg:y2="4.4cm">
              <text:p/>
            </draw:line>
          </draw:g>
          <draw:g>
            <draw:line draw:style-name="grid_5f_line" draw:layer="layout" svg:x1="10cm" svg:y1="2.16cm" svg:x2="9.773cm" svg:y2="2.16cm">
              <text:p/>
            </draw:line>
            <draw:line draw:style-name="grid_5f_line" draw:layer="layout" svg:x1="9.773cm" svg:y1="2.16cm" svg:x2="9.32cm" svg:y2="2.16cm">
              <text:p/>
            </draw:line>
            <draw:line draw:style-name="grid_5f_line" draw:layer="layout" svg:x1="9.32cm" svg:y1="2.16cm" svg:x2="8.64cm" svg:y2="2.16cm">
              <text:p/>
            </draw:line>
            <draw:line draw:style-name="grid_5f_line" draw:layer="layout" svg:x1="8.64cm" svg:y1="2.16cm" svg:x2="7.733cm" svg:y2="2.16cm">
              <text:p/>
            </draw:line>
            <draw:line draw:style-name="grid_5f_line" draw:layer="layout" svg:x1="7.733cm" svg:y1="2.16cm" svg:x2="6.6cm" svg:y2="2.16cm">
              <text:p/>
            </draw:line>
          </draw:g>
          <draw:g>
            <draw:line draw:style-name="grid_5f_line" draw:layer="layout" svg:x1="10cm" svg:y1="2.48cm" svg:x2="9.773cm" svg:y2="2.48cm">
              <text:p/>
            </draw:line>
            <draw:line draw:style-name="grid_5f_line" draw:layer="layout" svg:x1="9.773cm" svg:y1="2.48cm" svg:x2="9.32cm" svg:y2="2.48cm">
              <text:p/>
            </draw:line>
            <draw:line draw:style-name="grid_5f_line" draw:layer="layout" svg:x1="9.32cm" svg:y1="2.48cm" svg:x2="8.64cm" svg:y2="2.48cm">
              <text:p/>
            </draw:line>
            <draw:line draw:style-name="grid_5f_line" draw:layer="layout" svg:x1="8.64cm" svg:y1="2.48cm" svg:x2="7.733cm" svg:y2="2.48cm">
              <text:p/>
            </draw:line>
            <draw:line draw:style-name="grid_5f_line" draw:layer="layout" svg:x1="7.733cm" svg:y1="2.48cm" svg:x2="6.6cm" svg:y2="2.48cm">
              <text:p/>
            </draw:line>
          </draw:g>
          <draw:g>
            <draw:line draw:style-name="grid_5f_line" draw:layer="layout" svg:x1="10cm" svg:y1="2.96cm" svg:x2="9.773cm" svg:y2="2.96cm">
              <text:p/>
            </draw:line>
            <draw:line draw:style-name="grid_5f_line" draw:layer="layout" svg:x1="9.773cm" svg:y1="2.96cm" svg:x2="9.32cm" svg:y2="2.96cm">
              <text:p/>
            </draw:line>
            <draw:line draw:style-name="grid_5f_line" draw:layer="layout" svg:x1="9.32cm" svg:y1="2.96cm" svg:x2="8.64cm" svg:y2="2.96cm">
              <text:p/>
            </draw:line>
            <draw:line draw:style-name="grid_5f_line" draw:layer="layout" svg:x1="8.64cm" svg:y1="2.96cm" svg:x2="7.733cm" svg:y2="2.96cm">
              <text:p/>
            </draw:line>
            <draw:line draw:style-name="grid_5f_line" draw:layer="layout" svg:x1="7.733cm" svg:y1="2.96cm" svg:x2="6.6cm" svg:y2="2.96cm">
              <text:p/>
            </draw:line>
          </draw:g>
          <draw:g>
            <draw:line draw:style-name="grid_5f_line" draw:layer="layout" svg:x1="10cm" svg:y1="3.6cm" svg:x2="9.773cm" svg:y2="3.6cm">
              <text:p/>
            </draw:line>
            <draw:line draw:style-name="grid_5f_line" draw:layer="layout" svg:x1="9.773cm" svg:y1="3.6cm" svg:x2="9.32cm" svg:y2="3.6cm">
              <text:p/>
            </draw:line>
            <draw:line draw:style-name="grid_5f_line" draw:layer="layout" svg:x1="9.32cm" svg:y1="3.6cm" svg:x2="8.64cm" svg:y2="3.6cm">
              <text:p/>
            </draw:line>
            <draw:line draw:style-name="grid_5f_line" draw:layer="layout" svg:x1="8.64cm" svg:y1="3.6cm" svg:x2="7.733cm" svg:y2="3.6cm">
              <text:p/>
            </draw:line>
            <draw:line draw:style-name="grid_5f_line" draw:layer="layout" svg:x1="7.733cm" svg:y1="3.6cm" svg:x2="6.6cm" svg:y2="3.6cm">
              <text:p/>
            </draw:line>
          </draw:g>
          <draw:g>
            <draw:line draw:style-name="grid_5f_line" draw:layer="layout" svg:x1="10cm" svg:y1="4.4cm" svg:x2="9.773cm" svg:y2="4.4cm">
              <text:p/>
            </draw:line>
            <draw:line draw:style-name="grid_5f_line" draw:layer="layout" svg:x1="9.773cm" svg:y1="4.4cm" svg:x2="9.32cm" svg:y2="4.4cm">
              <text:p/>
            </draw:line>
            <draw:line draw:style-name="grid_5f_line" draw:layer="layout" svg:x1="9.32cm" svg:y1="4.4cm" svg:x2="8.64cm" svg:y2="4.4cm">
              <text:p/>
            </draw:line>
            <draw:line draw:style-name="grid_5f_line" draw:layer="layout" svg:x1="8.64cm" svg:y1="4.4cm" svg:x2="7.733cm" svg:y2="4.4cm">
              <text:p/>
            </draw:line>
            <draw:line draw:style-name="grid_5f_line" draw:layer="layout" svg:x1="7.733cm" svg:y1="4.4cm" svg:x2="6.6cm" svg:y2="4.4cm">
              <text:p/>
            </draw:line>
          </draw:g>
        </draw:g>
        <draw:g>
          <draw:g>
            <draw:g>
              <draw:line draw:style-name="grid_5f_line" draw:layer="layout" svg:x1="11.774cm" svg:y1="2.276cm" svg:x2="11.8cm" svg:y2="2.432cm">
                <text:p/>
              </draw:line>
              <draw:line draw:style-name="grid_5f_line" draw:layer="layout" svg:x1="11.8cm" svg:y1="2.432cm" svg:x2="11.827cm" svg:y2="2.584cm">
                <text:p/>
              </draw:line>
              <draw:line draw:style-name="grid_5f_line" draw:layer="layout" svg:x1="11.827cm" svg:y1="2.584cm" svg:x2="11.854cm" svg:y2="2.733cm">
                <text:p/>
              </draw:line>
              <draw:line draw:style-name="grid_5f_line" draw:layer="layout" svg:x1="11.853cm" svg:y1="2.733cm" svg:x2="11.878cm" svg:y2="2.879cm">
                <text:p/>
              </draw:line>
              <draw:line draw:style-name="grid_5f_line" draw:layer="layout" svg:x1="11.878cm" svg:y1="2.879cm" svg:x2="11.905cm" svg:y2="3.023cm">
                <text:p/>
              </draw:line>
              <draw:line draw:style-name="grid_5f_line" draw:layer="layout" svg:x1="11.905cm" svg:y1="3.023cm" svg:x2="11.932cm" svg:y2="3.163cm">
                <text:p/>
              </draw:line>
            </draw:g>
            <draw:g>
              <draw:line draw:style-name="grid_5f_line" draw:layer="layout" svg:x1="12.49cm" svg:y1="2.021cm" svg:x2="12.466cm" svg:y2="2.229cm">
                <text:p/>
              </draw:line>
              <draw:line draw:style-name="grid_5f_line" draw:layer="layout" svg:x1="12.466cm" svg:y1="2.229cm" svg:x2="12.444cm" svg:y2="2.431cm">
                <text:p/>
              </draw:line>
              <draw:line draw:style-name="grid_5f_line" draw:layer="layout" svg:x1="12.444cm" svg:y1="2.431cm" svg:x2="12.425cm" svg:y2="2.627cm">
                <text:p/>
              </draw:line>
              <draw:line draw:style-name="grid_5f_line" draw:layer="layout" svg:x1="12.425cm" svg:y1="2.627cm" svg:x2="12.408cm" svg:y2="2.817cm">
                <text:p/>
              </draw:line>
              <draw:line draw:style-name="grid_5f_line" draw:layer="layout" svg:x1="12.408cm" svg:y1="2.817cm" svg:x2="12.392cm" svg:y2="2.999cm">
                <text:p/>
              </draw:line>
              <draw:line draw:style-name="grid_5f_line" draw:layer="layout" svg:x1="12.393cm" svg:y1="2.999cm" svg:x2="12.379cm" svg:y2="3.175cm">
                <text:p/>
              </draw:line>
            </draw:g>
            <draw:g>
              <draw:line draw:style-name="grid_5f_line" draw:layer="layout" svg:x1="13.253cm" svg:y1="2cm" svg:x2="13.166cm" svg:y2="2.245cm">
                <text:p/>
              </draw:line>
              <draw:line draw:style-name="grid_5f_line" draw:layer="layout" svg:x1="13.166cm" svg:y1="2.245cm" svg:x2="13.083cm" svg:y2="2.479cm">
                <text:p/>
              </draw:line>
              <draw:line draw:style-name="grid_5f_line" draw:layer="layout" svg:x1="13.083cm" svg:y1="2.479cm" svg:x2="13.007cm" svg:y2="2.705cm">
                <text:p/>
              </draw:line>
              <draw:line draw:style-name="grid_5f_line" draw:layer="layout" svg:x1="13.007cm" svg:y1="2.705cm" svg:x2="12.935cm" svg:y2="2.92cm">
                <text:p/>
              </draw:line>
              <draw:line draw:style-name="grid_5f_line" draw:layer="layout" svg:x1="12.935cm" svg:y1="2.92cm" svg:x2="12.867cm" svg:y2="3.126cm">
                <text:p/>
              </draw:line>
              <draw:line draw:style-name="grid_5f_line" draw:layer="layout" svg:x1="12.867cm" svg:y1="3.126cm" svg:x2="12.804cm" svg:y2="3.322cm">
                <text:p/>
              </draw:line>
            </draw:g>
            <draw:g>
              <draw:line draw:style-name="grid_5f_line" draw:layer="layout" svg:x1="13.977cm" svg:y1="2.264cm" svg:x2="13.823cm" svg:y2="2.514cm">
                <text:p/>
              </draw:line>
              <draw:line draw:style-name="grid_5f_line" draw:layer="layout" svg:x1="13.823cm" svg:y1="2.514cm" svg:x2="13.679cm" svg:y2="2.754cm">
                <text:p/>
              </draw:line>
              <draw:line draw:style-name="grid_5f_line" draw:layer="layout" svg:x1="13.679cm" svg:y1="2.754cm" svg:x2="13.542cm" svg:y2="2.982cm">
                <text:p/>
              </draw:line>
              <draw:line draw:style-name="grid_5f_line" draw:layer="layout" svg:x1="13.542cm" svg:y1="2.982cm" svg:x2="13.413cm" svg:y2="3.199cm">
                <text:p/>
              </draw:line>
              <draw:line draw:style-name="grid_5f_line" draw:layer="layout" svg:x1="13.413cm" svg:y1="3.199cm" svg:x2="13.291cm" svg:y2="3.404cm">
                <text:p/>
              </draw:line>
              <draw:line draw:style-name="grid_5f_line" draw:layer="layout" svg:x1="13.291cm" svg:y1="3.404cm" svg:x2="13.177cm" svg:y2="3.595cm">
                <text:p/>
              </draw:line>
            </draw:g>
            <draw:g>
              <draw:line draw:style-name="grid_5f_line" draw:layer="layout" svg:x1="14.579cm" svg:y1="2.824cm" svg:x2="14.37cm" svg:y2="3.044cm">
                <text:p/>
              </draw:line>
              <draw:line draw:style-name="grid_5f_line" draw:layer="layout" svg:x1="14.37cm" svg:y1="3.044cm" svg:x2="14.171cm" svg:y2="3.255cm">
                <text:p/>
              </draw:line>
              <draw:line draw:style-name="grid_5f_line" draw:layer="layout" svg:x1="14.171cm" svg:y1="3.255cm" svg:x2="13.982cm" svg:y2="3.453cm">
                <text:p/>
              </draw:line>
              <draw:line draw:style-name="grid_5f_line" draw:layer="layout" svg:x1="13.982cm" svg:y1="3.453cm" svg:x2="13.804cm" svg:y2="3.64cm">
                <text:p/>
              </draw:line>
              <draw:line draw:style-name="grid_5f_line" draw:layer="layout" svg:x1="13.804cm" svg:y1="3.64cm" svg:x2="13.633cm" svg:y2="3.814cm">
                <text:p/>
              </draw:line>
              <draw:line draw:style-name="grid_5f_line" draw:layer="layout" svg:x1="13.634cm" svg:y1="3.814cm" svg:x2="13.47cm" svg:y2="3.974cm">
                <text:p/>
              </draw:line>
            </draw:g>
            <draw:g>
              <draw:line draw:style-name="grid_5f_line" draw:layer="layout" svg:x1="15cm" svg:y1="3.651cm" svg:x2="14.759cm" svg:y2="3.804cm">
                <text:p/>
              </draw:line>
              <draw:line draw:style-name="grid_5f_line" draw:layer="layout" svg:x1="14.759cm" svg:y1="3.804cm" svg:x2="14.525cm" svg:y2="3.947cm">
                <text:p/>
              </draw:line>
              <draw:line draw:style-name="grid_5f_line" draw:layer="layout" svg:x1="14.525cm" svg:y1="3.947cm" svg:x2="14.301cm" svg:y2="4.082cm">
                <text:p/>
              </draw:line>
              <draw:line draw:style-name="grid_5f_line" draw:layer="layout" svg:x1="14.301cm" svg:y1="4.082cm" svg:x2="14.085cm" svg:y2="4.205cm">
                <text:p/>
              </draw:line>
              <draw:line draw:style-name="grid_5f_line" draw:layer="layout" svg:x1="14.085cm" svg:y1="4.205cm" svg:x2="13.877cm" svg:y2="4.317cm">
                <text:p/>
              </draw:line>
              <draw:line draw:style-name="grid_5f_line" draw:layer="layout" svg:x1="13.877cm" svg:y1="4.317cm" svg:x2="13.674cm" svg:y2="4.416cm">
                <text:p/>
              </draw:line>
            </draw:g>
            <draw:g>
              <draw:line draw:style-name="grid_5f_line" draw:layer="layout" svg:x1="11.181cm" svg:y1="2.683cm" svg:x2="11.235cm" svg:y2="2.779cm">
                <text:p/>
              </draw:line>
              <draw:line draw:style-name="grid_5f_line" draw:layer="layout" svg:x1="11.235cm" svg:y1="2.779cm" svg:x2="11.29cm" svg:y2="2.878cm">
                <text:p/>
              </draw:line>
              <draw:line draw:style-name="grid_5f_line" draw:layer="layout" svg:x1="11.29cm" svg:y1="2.878cm" svg:x2="11.344cm" svg:y2="2.975cm">
                <text:p/>
              </draw:line>
              <draw:line draw:style-name="grid_5f_line" draw:layer="layout" svg:x1="11.344cm" svg:y1="2.975cm" svg:x2="11.397cm" svg:y2="3.072cm">
                <text:p/>
              </draw:line>
              <draw:line draw:style-name="grid_5f_line" draw:layer="layout" svg:x1="11.397cm" svg:y1="3.072cm" svg:x2="11.45cm" svg:y2="3.17cm">
                <text:p/>
              </draw:line>
              <draw:line draw:style-name="grid_5f_line" draw:layer="layout" svg:x1="11.451cm" svg:y1="3.17cm" svg:x2="11.504cm" svg:y2="3.267cm">
                <text:p/>
              </draw:line>
            </draw:g>
          </draw:g>
          <draw:g>
            <draw:line draw:style-name="grid_5f_line" draw:layer="layout" svg:x1="11.181cm" svg:y1="2.683cm" svg:x2="11.774cm" svg:y2="2.276cm">
              <text:p/>
            </draw:line>
            <draw:line draw:style-name="grid_5f_line" draw:layer="layout" svg:x1="11.774cm" svg:y1="2.276cm" svg:x2="12.49cm" svg:y2="2.021cm">
              <text:p/>
            </draw:line>
            <draw:line draw:style-name="grid_5f_line" draw:layer="layout" svg:x1="12.49cm" svg:y1="2.021cm" svg:x2="13.253cm" svg:y2="2cm">
              <text:p/>
            </draw:line>
            <draw:line draw:style-name="grid_5f_line" draw:layer="layout" svg:x1="13.253cm" svg:y1="2cm" svg:x2="13.977cm" svg:y2="2.264cm">
              <text:p/>
            </draw:line>
            <draw:line draw:style-name="grid_5f_line" draw:layer="layout" svg:x1="13.977cm" svg:y1="2.264cm" svg:x2="14.579cm" svg:y2="2.824cm">
              <text:p/>
            </draw:line>
            <draw:line draw:style-name="grid_5f_line" draw:layer="layout" svg:x1="14.579cm" svg:y1="2.824cm" svg:x2="15cm" svg:y2="3.651cm">
              <text:p/>
            </draw:line>
          </draw:g>
          <draw:g>
            <draw:line draw:style-name="grid_5f_line" draw:layer="layout" svg:x1="11.235cm" svg:y1="2.779cm" svg:x2="11.8cm" svg:y2="2.432cm">
              <text:p/>
            </draw:line>
            <draw:line draw:style-name="grid_5f_line" draw:layer="layout" svg:x1="11.8cm" svg:y1="2.432cm" svg:x2="12.466cm" svg:y2="2.229cm">
              <text:p/>
            </draw:line>
            <draw:line draw:style-name="grid_5f_line" draw:layer="layout" svg:x1="12.466cm" svg:y1="2.229cm" svg:x2="13.166cm" svg:y2="2.245cm">
              <text:p/>
            </draw:line>
            <draw:line draw:style-name="grid_5f_line" draw:layer="layout" svg:x1="13.166cm" svg:y1="2.245cm" svg:x2="13.823cm" svg:y2="2.514cm">
              <text:p/>
            </draw:line>
            <draw:line draw:style-name="grid_5f_line" draw:layer="layout" svg:x1="13.823cm" svg:y1="2.514cm" svg:x2="14.37cm" svg:y2="3.044cm">
              <text:p/>
            </draw:line>
            <draw:line draw:style-name="grid_5f_line" draw:layer="layout" svg:x1="14.37cm" svg:y1="3.044cm" svg:x2="14.759cm" svg:y2="3.804cm">
              <text:p/>
            </draw:line>
          </draw:g>
          <draw:g>
            <draw:line draw:style-name="grid_5f_line" draw:layer="layout" svg:x1="11.29cm" svg:y1="2.878cm" svg:x2="11.827cm" svg:y2="2.584cm">
              <text:p/>
            </draw:line>
            <draw:line draw:style-name="grid_5f_line" draw:layer="layout" svg:x1="11.827cm" svg:y1="2.584cm" svg:x2="12.444cm" svg:y2="2.431cm">
              <text:p/>
            </draw:line>
            <draw:line draw:style-name="grid_5f_line" draw:layer="layout" svg:x1="12.444cm" svg:y1="2.431cm" svg:x2="13.083cm" svg:y2="2.479cm">
              <text:p/>
            </draw:line>
            <draw:line draw:style-name="grid_5f_line" draw:layer="layout" svg:x1="13.083cm" svg:y1="2.479cm" svg:x2="13.679cm" svg:y2="2.754cm">
              <text:p/>
            </draw:line>
            <draw:line draw:style-name="grid_5f_line" draw:layer="layout" svg:x1="13.679cm" svg:y1="2.754cm" svg:x2="14.171cm" svg:y2="3.255cm">
              <text:p/>
            </draw:line>
            <draw:line draw:style-name="grid_5f_line" draw:layer="layout" svg:x1="14.171cm" svg:y1="3.255cm" svg:x2="14.525cm" svg:y2="3.947cm">
              <text:p/>
            </draw:line>
          </draw:g>
          <draw:g>
            <draw:line draw:style-name="grid_5f_line" draw:layer="layout" svg:x1="11.344cm" svg:y1="2.975cm" svg:x2="11.853cm" svg:y2="2.733cm">
              <text:p/>
            </draw:line>
            <draw:line draw:style-name="grid_5f_line" draw:layer="layout" svg:x1="11.853cm" svg:y1="2.733cm" svg:x2="12.425cm" svg:y2="2.627cm">
              <text:p/>
            </draw:line>
            <draw:line draw:style-name="grid_5f_line" draw:layer="layout" svg:x1="12.425cm" svg:y1="2.627cm" svg:x2="13.007cm" svg:y2="2.705cm">
              <text:p/>
            </draw:line>
            <draw:line draw:style-name="grid_5f_line" draw:layer="layout" svg:x1="13.007cm" svg:y1="2.705cm" svg:x2="13.542cm" svg:y2="2.982cm">
              <text:p/>
            </draw:line>
            <draw:line draw:style-name="grid_5f_line" draw:layer="layout" svg:x1="13.542cm" svg:y1="2.982cm" svg:x2="13.982cm" svg:y2="3.453cm">
              <text:p/>
            </draw:line>
            <draw:line draw:style-name="grid_5f_line" draw:layer="layout" svg:x1="13.982cm" svg:y1="3.453cm" svg:x2="14.301cm" svg:y2="4.082cm">
              <text:p/>
            </draw:line>
          </draw:g>
          <draw:g>
            <draw:line draw:style-name="grid_5f_line" draw:layer="layout" svg:x1="11.397cm" svg:y1="3.072cm" svg:x2="11.878cm" svg:y2="2.879cm">
              <text:p/>
            </draw:line>
            <draw:line draw:style-name="grid_5f_line" draw:layer="layout" svg:x1="11.878cm" svg:y1="2.879cm" svg:x2="12.408cm" svg:y2="2.817cm">
              <text:p/>
            </draw:line>
            <draw:line draw:style-name="grid_5f_line" draw:layer="layout" svg:x1="12.408cm" svg:y1="2.817cm" svg:x2="12.935cm" svg:y2="2.92cm">
              <text:p/>
            </draw:line>
            <draw:line draw:style-name="grid_5f_line" draw:layer="layout" svg:x1="12.935cm" svg:y1="2.92cm" svg:x2="13.412cm" svg:y2="3.199cm">
              <text:p/>
            </draw:line>
            <draw:line draw:style-name="grid_5f_line" draw:layer="layout" svg:x1="13.413cm" svg:y1="3.199cm" svg:x2="13.804cm" svg:y2="3.64cm">
              <text:p/>
            </draw:line>
            <draw:line draw:style-name="grid_5f_line" draw:layer="layout" svg:x1="13.804cm" svg:y1="3.64cm" svg:x2="14.085cm" svg:y2="4.205cm">
              <text:p/>
            </draw:line>
          </draw:g>
          <draw:g>
            <draw:line draw:style-name="grid_5f_line" draw:layer="layout" svg:x1="11.451cm" svg:y1="3.17cm" svg:x2="11.906cm" svg:y2="3.023cm">
              <text:p/>
            </draw:line>
            <draw:line draw:style-name="grid_5f_line" draw:layer="layout" svg:x1="11.905cm" svg:y1="3.023cm" svg:x2="12.392cm" svg:y2="2.999cm">
              <text:p/>
            </draw:line>
            <draw:line draw:style-name="grid_5f_line" draw:layer="layout" svg:x1="12.392cm" svg:y1="2.999cm" svg:x2="12.867cm" svg:y2="3.126cm">
              <text:p/>
            </draw:line>
            <draw:line draw:style-name="grid_5f_line" draw:layer="layout" svg:x1="12.867cm" svg:y1="3.126cm" svg:x2="13.29cm" svg:y2="3.404cm">
              <text:p/>
            </draw:line>
            <draw:line draw:style-name="grid_5f_line" draw:layer="layout" svg:x1="13.291cm" svg:y1="3.404cm" svg:x2="13.634cm" svg:y2="3.814cm">
              <text:p/>
            </draw:line>
            <draw:line draw:style-name="grid_5f_line" draw:layer="layout" svg:x1="13.633cm" svg:y1="3.814cm" svg:x2="13.877cm" svg:y2="4.317cm">
              <text:p/>
            </draw:line>
          </draw:g>
          <draw:g>
            <draw:line draw:style-name="grid_5f_line" draw:layer="layout" svg:x1="11.503cm" svg:y1="3.267cm" svg:x2="11.932cm" svg:y2="3.163cm">
              <text:p/>
            </draw:line>
            <draw:line draw:style-name="grid_5f_line" draw:layer="layout" svg:x1="11.932cm" svg:y1="3.163cm" svg:x2="12.379cm" svg:y2="3.175cm">
              <text:p/>
            </draw:line>
            <draw:line draw:style-name="grid_5f_line" draw:layer="layout" svg:x1="12.379cm" svg:y1="3.175cm" svg:x2="12.805cm" svg:y2="3.322cm">
              <text:p/>
            </draw:line>
            <draw:line draw:style-name="grid_5f_line" draw:layer="layout" svg:x1="12.804cm" svg:y1="3.322cm" svg:x2="13.176cm" svg:y2="3.595cm">
              <text:p/>
            </draw:line>
            <draw:line draw:style-name="grid_5f_line" draw:layer="layout" svg:x1="13.177cm" svg:y1="3.595cm" svg:x2="13.47cm" svg:y2="3.974cm">
              <text:p/>
            </draw:line>
            <draw:line draw:style-name="grid_5f_line" draw:layer="layout" svg:x1="13.47cm" svg:y1="3.974cm" svg:x2="13.675cm" svg:y2="4.416cm">
              <text:p/>
            </draw:line>
          </draw:g>
        </draw:g>
        <draw:g>
          <draw:line draw:style-name="grid_5f_line" draw:layer="layout" svg:x1="4.024cm" svg:y1="6.378cm" svg:x2="4.424cm" svg:y2="5.978cm">
            <text:p/>
          </draw:line>
          <draw:line draw:style-name="gr1" draw:text-style-name="P1" draw:layer="layout" svg:x1="4.824cm" svg:y1="5.978cm" svg:x2="5.024cm" svg:y2="6.378cm">
            <text:p/>
          </draw:line>
          <draw:line draw:style-name="gr1" draw:text-style-name="P1" draw:layer="layout" svg:x1="5.024cm" svg:y1="6.378cm" svg:x2="5.224cm" svg:y2="5.978cm">
            <text:p/>
          </draw:line>
          <draw:line draw:style-name="gr1" draw:text-style-name="P1" draw:layer="layout" svg:x1="5.224cm" svg:y1="5.978cm" svg:x2="5.624cm" svg:y2="6.378cm">
            <text:p/>
          </draw:line>
          <draw:line draw:style-name="gr1" draw:text-style-name="P1" draw:layer="layout" svg:x1="5.624cm" svg:y1="6.378cm" svg:x2="6.024cm" svg:y2="5.978cm">
            <text:p/>
          </draw:line>
          <draw:line draw:style-name="gr1" draw:text-style-name="P1" draw:layer="layout" svg:x1="3.824cm" svg:y1="7.378cm" svg:x2="4.024cm" svg:y2="6.778cm">
            <text:p/>
          </draw:line>
          <draw:line draw:style-name="gr1" draw:text-style-name="P1" draw:layer="layout" svg:x1="4.024cm" svg:y1="6.778cm" svg:x2="4.424cm" svg:y2="7.178cm">
            <text:p/>
          </draw:line>
          <draw:line draw:style-name="gr1" draw:text-style-name="P1" draw:layer="layout" svg:x1="4.424cm" svg:y1="7.178cm" svg:x2="3.824cm" svg:y2="7.378cm">
            <text:p/>
          </draw:line>
          <draw:line draw:style-name="gr1" draw:text-style-name="P1" draw:layer="layout" svg:x1="4.824cm" svg:y1="6.778cm" svg:x2="4.824cm" svg:y2="7.178cm">
            <text:p/>
          </draw:line>
          <draw:line draw:style-name="gr1" draw:text-style-name="P1" draw:layer="layout" svg:x1="4.824cm" svg:y1="7.178cm" svg:x2="5.224cm" svg:y2="7.578cm">
            <text:p/>
          </draw:line>
          <draw:line draw:style-name="gr1" draw:text-style-name="P1" draw:layer="layout" svg:x1="5.224cm" svg:y1="7.578cm" svg:x2="5.824cm" svg:y2="7.378cm">
            <text:p/>
          </draw:line>
          <draw:line draw:style-name="gr1" draw:text-style-name="P1" draw:layer="layout" svg:x1="5.824cm" svg:y1="7.378cm" svg:x2="5.824cm" svg:y2="6.978cm">
            <text:p/>
          </draw:line>
          <draw:line draw:style-name="gr1" draw:text-style-name="P1" draw:layer="layout" svg:x1="5.824cm" svg:y1="6.978cm" svg:x2="5.424cm" svg:y2="6.978cm">
            <text:p/>
          </draw:line>
          <draw:line draw:style-name="gr1" draw:text-style-name="P1" draw:layer="layout" svg:x1="5.424cm" svg:y1="6.978cm" svg:x2="4.824cm" svg:y2="6.778cm">
            <text:p/>
          </draw:line>
          <draw:line draw:style-name="gr1" draw:text-style-name="P1" draw:layer="layout" svg:x1="3.824cm" svg:y1="8.178cm" svg:x2="4.024cm" svg:y2="7.778cm">
            <text:p/>
          </draw:line>
          <draw:line draw:style-name="gr1" draw:text-style-name="P1" draw:layer="layout" svg:x1="4.024cm" svg:y1="7.778cm" svg:x2="4.224cm" svg:y2="8.178cm">
            <text:p/>
          </draw:line>
          <draw:line draw:style-name="gr1" draw:text-style-name="P1" draw:layer="layout" svg:x1="4.224cm" svg:y1="8.178cm" svg:x2="4.424cm" svg:y2="7.778cm">
            <text:p/>
          </draw:line>
          <draw:line draw:style-name="gr1" draw:text-style-name="P1" draw:layer="layout" svg:x1="4.424cm" svg:y1="7.778cm" svg:x2="4.624cm" svg:y2="8.178cm">
            <text:p/>
          </draw:line>
          <draw:line draw:style-name="gr1" draw:text-style-name="P1" draw:layer="layout" svg:x1="4.624cm" svg:y1="8.178cm" svg:x2="4.824cm" svg:y2="7.778cm">
            <text:p/>
          </draw:line>
          <draw:line draw:style-name="gr1" draw:text-style-name="P1" draw:layer="layout" svg:x1="4.824cm" svg:y1="7.778cm" svg:x2="5.024cm" svg:y2="8.178cm">
            <text:p/>
          </draw:line>
          <draw:line draw:style-name="gr1" draw:text-style-name="P1" draw:layer="layout" svg:x1="5.024cm" svg:y1="8.178cm" svg:x2="5.224cm" svg:y2="7.778cm">
            <text:p/>
          </draw:line>
          <draw:line draw:style-name="gr1" draw:text-style-name="P1" draw:layer="layout" svg:x1="5.224cm" svg:y1="7.778cm" svg:x2="5.424cm" svg:y2="8.178cm">
            <text:p/>
          </draw:line>
          <draw:line draw:style-name="gr1" draw:text-style-name="P1" draw:layer="layout" svg:x1="5.424cm" svg:y1="8.178cm" svg:x2="5.624cm" svg:y2="7.778cm">
            <text:p/>
          </draw:line>
          <draw:line draw:style-name="gr1" draw:text-style-name="P1" draw:layer="layout" svg:x1="5.624cm" svg:y1="7.778cm" svg:x2="5.824cm" svg:y2="8.178cm">
            <text:p/>
          </draw:line>
          <draw:line draw:style-name="gr1" draw:text-style-name="P1" draw:layer="layout" svg:x1="5.824cm" svg:y1="8.178cm" svg:x2="6.024cm" svg:y2="7.778cm">
            <text:p/>
          </draw:line>
          <draw:line draw:style-name="gr1" draw:text-style-name="P1" draw:layer="layout" svg:x1="6.024cm" svg:y1="7.778cm" svg:x2="3.624cm" svg:y2="7.778cm">
            <text:p/>
          </draw:line>
          <draw:line draw:style-name="gr1" draw:text-style-name="P1" draw:layer="layout" svg:x1="3.624cm" svg:y1="7.778cm" svg:x2="3.824cm" svg:y2="8.178cm">
            <text:p/>
          </draw:line>
          <draw:line draw:style-name="gr1" draw:text-style-name="P1" draw:layer="layout" svg:x1="3.824cm" svg:y1="8.178cm" svg:x2="5.824cm" svg:y2="8.178cm">
            <text:p/>
          </draw:line>
          <draw:line draw:style-name="grid_5f_line" draw:layer="layout" svg:x1="5.224cm" svg:y1="7.578cm" svg:x2="5.424cm" svg:y2="6.978cm">
            <text:p/>
          </draw:line>
          <draw:custom-shape draw:style-name="gr2" draw:text-style-name="P1" draw:layer="layout" svg:width="0.07cm" svg:height="0.07cm" svg:x="4.354cm" svg:y="6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7cm" svg:height="0.07cm" svg:x="4.443cm" svg:y="7.4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07cm" svg:height="0.07cm" svg:x="5.939cm" svg:y="6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7cm" svg:height="0.07cm" svg:x="3.761cm" svg:y="6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1" draw:text-style-name="P1" draw:layer="layout" svg:x1="10.792cm" svg:y1="6.683cm" svg:x2="11.192cm" svg:y2="7.083cm">
            <text:p/>
          </draw:line>
          <draw:line draw:style-name="gr1" draw:text-style-name="P1" draw:layer="layout" svg:x1="11.192cm" svg:y1="7.083cm" svg:x2="11.792cm" svg:y2="6.483cm">
            <text:p/>
          </draw:line>
          <draw:line draw:style-name="gr3" draw:text-style-name="P1" draw:layer="layout" svg:x1="11.792cm" svg:y1="6.483cm" svg:x2="10.792cm" svg:y2="6.683cm">
            <text:p/>
          </draw:line>
          <draw:line draw:style-name="grid_5f_line" draw:layer="layout" svg:x1="11.144cm" svg:y1="5.943cm" svg:x2="11.192cm" svg:y2="7.083cm">
            <text:p/>
          </draw:line>
          <draw:line draw:style-name="grid_5f_line" draw:layer="layout" svg:x1="11.792cm" svg:y1="6.483cm" svg:x2="11.144cm" svg:y2="5.943cm">
            <text:p/>
          </draw:line>
          <draw:line draw:style-name="grid_5f_line" draw:layer="layout" svg:x1="10.792cm" svg:y1="6.683cm" svg:x2="11.144cm" svg:y2="5.943cm">
            <text:p/>
          </draw:line>
        </draw:g>
        <draw:g>
          <draw:polyline draw:style-name="grid_5f_line" draw:layer="layout" svg:width="0.711cm" svg:height="0.546cm" svg:x="10.779cm" svg:y="7.589cm" svg:viewBox="0 0 712 547" draw:points="0,547 0,0 712,0 712,547 0,547">
            <text:p/>
          </draw:polyline>
          <draw:line draw:style-name="gr3" draw:text-style-name="P1" draw:layer="layout" svg:x1="11.08cm" svg:y1="7.942cm" svg:x2="11.08cm" svg:y2="7.395cm">
            <text:p/>
          </draw:line>
          <draw:line draw:style-name="gr1" draw:text-style-name="P1" draw:layer="layout" svg:x1="11.08cm" svg:y1="7.395cm" svg:x2="11.792cm" svg:y2="7.395cm">
            <text:p/>
          </draw:line>
          <draw:line draw:style-name="gr1" draw:text-style-name="P1" draw:layer="layout" svg:x1="11.792cm" svg:y1="7.395cm" svg:x2="11.792cm" svg:y2="7.942cm">
            <text:p/>
          </draw:line>
          <draw:line draw:style-name="gr3" draw:text-style-name="P1" draw:layer="layout" svg:x1="11.792cm" svg:y1="7.942cm" svg:x2="11.08cm" svg:y2="7.942cm">
            <text:p/>
          </draw:line>
          <draw:line draw:style-name="grid_5f_line" draw:layer="layout" svg:x1="11.491cm" svg:y1="7.589cm" svg:x2="11.792cm" svg:y2="7.395cm">
            <text:p/>
          </draw:line>
          <draw:line draw:style-name="grid_5f_line" draw:layer="layout" svg:x1="11.491cm" svg:y1="8.136cm" svg:x2="11.792cm" svg:y2="7.942cm">
            <text:p/>
          </draw:line>
          <draw:line draw:style-name="grid_5f_line" draw:layer="layout" svg:x1="10.779cm" svg:y1="7.589cm" svg:x2="11.08cm" svg:y2="7.395cm">
            <text:p/>
          </draw:line>
          <draw:line draw:style-name="gr4" draw:layer="layout" svg:x1="10.779cm" svg:y1="8.136cm" svg:x2="11.08cm" svg:y2="7.942cm">
            <text:p/>
          </draw:line>
        </draw:g>
        <draw:g>
          <draw:line draw:style-name="gr3" draw:text-style-name="P1" draw:layer="layout" svg:x1="12.582cm" svg:y1="6.771cm" svg:x2="13.009cm" svg:y2="6.789cm">
            <text:p/>
          </draw:line>
          <draw:line draw:style-name="gr3" draw:text-style-name="P1" draw:layer="layout" svg:x1="13.009cm" svg:y1="6.789cm" svg:x2="13.429cm" svg:y2="7.154cm">
            <text:p/>
          </draw:line>
          <draw:line draw:style-name="gr1" draw:text-style-name="P1" draw:layer="layout" svg:x1="13.43cm" svg:y1="7.154cm" svg:x2="12.914cm" svg:y2="7.431cm">
            <text:p/>
          </draw:line>
          <draw:line draw:style-name="gr1" draw:text-style-name="P1" draw:layer="layout" svg:x1="12.914cm" svg:y1="7.431cm" svg:x2="12.212cm" svg:y2="7.204cm">
            <text:p/>
          </draw:line>
          <draw:line draw:style-name="gr3" draw:text-style-name="P1" draw:layer="layout" svg:x1="12.212cm" svg:y1="7.205cm" svg:x2="12.585cm" svg:y2="6.779cm">
            <text:p/>
          </draw:line>
          <draw:line draw:style-name="gr1" draw:text-style-name="P1" draw:layer="layout" svg:x1="12.585cm" svg:y1="6.779cm" svg:x2="12.582cm" svg:y2="6.771cm">
            <text:p/>
          </draw:line>
          <draw:polygon draw:style-name="grid_5f_line" draw:layer="layout" svg:width="1.216cm" svg:height="0.659cm" draw:transform="skewX (0.028797932657901) rotate (3.1415926535892) translate (13.4219949864004cm 6.6659999999997cm)" svg:viewBox="0 0 1217 660" draw:points="859,-12672 431,-12690 0,-13055 508,-13332 1217,-13105 856,-12680">
            <text:p/>
          </draw:polygon>
          <draw:line draw:style-name="gr4" draw:layer="layout" svg:x1="13.009cm" svg:y1="6.024cm" svg:x2="13.009cm" svg:y2="6.789cm">
            <text:p/>
          </draw:line>
          <draw:line draw:style-name="grid_5f_line" draw:layer="layout" svg:x1="13.43cm" svg:y1="6.389cm" svg:x2="13.43cm" svg:y2="7.154cm">
            <text:p/>
          </draw:line>
          <draw:line draw:style-name="grid_5f_line" draw:layer="layout" svg:x1="12.914cm" svg:y1="6.666cm" svg:x2="12.914cm" svg:y2="7.431cm">
            <text:p/>
          </draw:line>
          <draw:line draw:style-name="grid_5f_line" draw:layer="layout" svg:x1="12.212cm" svg:y1="6.439cm" svg:x2="12.212cm" svg:y2="7.204cm">
            <text:p/>
          </draw:line>
          <draw:line draw:style-name="gr4" draw:layer="layout" svg:x1="12.582cm" svg:y1="6.006cm" svg:x2="12.582cm" svg:y2="6.771cm">
            <text:p/>
          </draw:line>
        </draw:g>
        <draw:g>
          <draw:line draw:style-name="grid_5f_line" draw:layer="layout" svg:x1="8.4cm" svg:y1="6.4cm" svg:x2="8.8cm" svg:y2="6cm">
            <text:p/>
          </draw:line>
          <draw:line draw:style-name="gr1" draw:text-style-name="P1" draw:layer="layout" svg:x1="9.2cm" svg:y1="6cm" svg:x2="9.4cm" svg:y2="6.4cm">
            <text:p/>
          </draw:line>
          <draw:line draw:style-name="gr1" draw:text-style-name="P1" draw:layer="layout" svg:x1="9.4cm" svg:y1="6.4cm" svg:x2="9.6cm" svg:y2="6cm">
            <text:p/>
          </draw:line>
          <draw:line draw:style-name="gr1" draw:text-style-name="P1" draw:layer="layout" svg:x1="9.6cm" svg:y1="6cm" svg:x2="10cm" svg:y2="6.4cm">
            <text:p/>
          </draw:line>
          <draw:line draw:style-name="gr1" draw:text-style-name="P1" draw:layer="layout" svg:x1="10cm" svg:y1="6.4cm" svg:x2="10.4cm" svg:y2="6cm">
            <text:p/>
          </draw:line>
          <draw:line draw:style-name="gr1" draw:text-style-name="P1" draw:layer="layout" svg:x1="8.2cm" svg:y1="7.4cm" svg:x2="8.4cm" svg:y2="6.8cm">
            <text:p/>
          </draw:line>
          <draw:line draw:style-name="gr1" draw:text-style-name="P1" draw:layer="layout" svg:x1="8.4cm" svg:y1="6.8cm" svg:x2="8.8cm" svg:y2="7.2cm">
            <text:p/>
          </draw:line>
          <draw:line draw:style-name="gr1" draw:text-style-name="P1" draw:layer="layout" svg:x1="8.8cm" svg:y1="7.2cm" svg:x2="8.2cm" svg:y2="7.4cm">
            <text:p/>
          </draw:line>
          <draw:line draw:style-name="gr1" draw:text-style-name="P1" draw:layer="layout" svg:x1="9.2cm" svg:y1="6.8cm" svg:x2="9.2cm" svg:y2="7.2cm">
            <text:p/>
          </draw:line>
          <draw:line draw:style-name="gr1" draw:text-style-name="P1" draw:layer="layout" svg:x1="9.2cm" svg:y1="7.2cm" svg:x2="9.6cm" svg:y2="7.6cm">
            <text:p/>
          </draw:line>
          <draw:line draw:style-name="gr1" draw:text-style-name="P1" draw:layer="layout" svg:x1="9.6cm" svg:y1="7.6cm" svg:x2="10.2cm" svg:y2="7.4cm">
            <text:p/>
          </draw:line>
          <draw:line draw:style-name="gr1" draw:text-style-name="P1" draw:layer="layout" svg:x1="10.2cm" svg:y1="7.4cm" svg:x2="10.2cm" svg:y2="7cm">
            <text:p/>
          </draw:line>
          <draw:line draw:style-name="gr1" draw:text-style-name="P1" draw:layer="layout" svg:x1="10.2cm" svg:y1="7cm" svg:x2="9.8cm" svg:y2="7cm">
            <text:p/>
          </draw:line>
          <draw:line draw:style-name="gr1" draw:text-style-name="P1" draw:layer="layout" svg:x1="9.8cm" svg:y1="7cm" svg:x2="9.2cm" svg:y2="6.8cm">
            <text:p/>
          </draw:line>
          <draw:line draw:style-name="gr1" draw:text-style-name="P1" draw:layer="layout" svg:x1="8.2cm" svg:y1="8.2cm" svg:x2="8.4cm" svg:y2="7.8cm">
            <text:p/>
          </draw:line>
          <draw:line draw:style-name="gr1" draw:text-style-name="P1" draw:layer="layout" svg:x1="8.4cm" svg:y1="7.8cm" svg:x2="8.6cm" svg:y2="8.2cm">
            <text:p/>
          </draw:line>
          <draw:line draw:style-name="gr1" draw:text-style-name="P1" draw:layer="layout" svg:x1="8.6cm" svg:y1="8.2cm" svg:x2="8.8cm" svg:y2="7.8cm">
            <text:p/>
          </draw:line>
          <draw:line draw:style-name="gr1" draw:text-style-name="P1" draw:layer="layout" svg:x1="8.8cm" svg:y1="7.8cm" svg:x2="9cm" svg:y2="8.2cm">
            <text:p/>
          </draw:line>
          <draw:line draw:style-name="gr1" draw:text-style-name="P1" draw:layer="layout" svg:x1="9cm" svg:y1="8.2cm" svg:x2="9.2cm" svg:y2="7.8cm">
            <text:p/>
          </draw:line>
          <draw:line draw:style-name="gr1" draw:text-style-name="P1" draw:layer="layout" svg:x1="9.2cm" svg:y1="7.8cm" svg:x2="9.4cm" svg:y2="8.2cm">
            <text:p/>
          </draw:line>
          <draw:line draw:style-name="gr1" draw:text-style-name="P1" draw:layer="layout" svg:x1="9.4cm" svg:y1="8.2cm" svg:x2="9.6cm" svg:y2="7.8cm">
            <text:p/>
          </draw:line>
          <draw:line draw:style-name="gr1" draw:text-style-name="P1" draw:layer="layout" svg:x1="9.6cm" svg:y1="7.8cm" svg:x2="9.8cm" svg:y2="8.2cm">
            <text:p/>
          </draw:line>
          <draw:line draw:style-name="gr1" draw:text-style-name="P1" draw:layer="layout" svg:x1="9.8cm" svg:y1="8.2cm" svg:x2="10cm" svg:y2="7.8cm">
            <text:p/>
          </draw:line>
          <draw:line draw:style-name="gr1" draw:text-style-name="P1" draw:layer="layout" svg:x1="10cm" svg:y1="7.8cm" svg:x2="10.2cm" svg:y2="8.2cm">
            <text:p/>
          </draw:line>
          <draw:line draw:style-name="gr1" draw:text-style-name="P1" draw:layer="layout" svg:x1="10.2cm" svg:y1="8.2cm" svg:x2="10.4cm" svg:y2="7.8cm">
            <text:p/>
          </draw:line>
          <draw:line draw:style-name="gr1" draw:text-style-name="P1" draw:layer="layout" svg:x1="10.4cm" svg:y1="7.8cm" svg:x2="8cm" svg:y2="7.8cm">
            <text:p/>
          </draw:line>
          <draw:line draw:style-name="gr1" draw:text-style-name="P1" draw:layer="layout" svg:x1="8cm" svg:y1="7.8cm" svg:x2="8.2cm" svg:y2="8.2cm">
            <text:p/>
          </draw:line>
          <draw:line draw:style-name="gr1" draw:text-style-name="P1" draw:layer="layout" svg:x1="8.2cm" svg:y1="8.2cm" svg:x2="10.2cm" svg:y2="8.2cm">
            <text:p/>
          </draw:line>
          <draw:line draw:style-name="grid_5f_line" draw:layer="layout" svg:x1="9.6cm" svg:y1="7.6cm" svg:x2="9.8cm" svg:y2="7cm">
            <text:p/>
          </draw:line>
          <draw:custom-shape draw:style-name="gr2" draw:text-style-name="P1" draw:layer="layout" svg:width="0.07cm" svg:height="0.07cm" svg:x="8.73cm" svg:y="6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7cm" svg:height="0.07cm" svg:x="8.819cm" svg:y="7.4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07cm" svg:height="0.07cm" svg:x="10.315cm" svg:y="6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7cm" svg:height="0.07cm" svg:x="8.137cm" svg:y="6.1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annotation" draw:layer="layout" svg:width="4.418cm" svg:height="0.725cm" svg:x="1.668cm" svg:y="4.432cm">
          <draw:text-box>
            <text:p>vtkImageData</text:p>
          </draw:text-box>
        </draw:frame>
        <draw:frame draw:style-name="gr5" draw:layer="layout" svg:width="4.464cm" svg:height="0.725cm" svg:x="1.757cm" svg:y="4.867cm">
          <draw:text-box>
            <text:p>(vtkStructuredPoints)</text:p>
          </draw:text-box>
        </draw:frame>
        <draw:frame draw:style-name="gr5" draw:layer="layout" svg:width="3.859cm" svg:height="0.725cm" svg:x="6.314cm" svg:y="4.654cm">
          <draw:text-box>
            <text:p>vtkRectilinearGrid</text:p>
          </draw:text-box>
        </draw:frame>
        <draw:frame draw:style-name="gr5" draw:layer="layout" svg:width="3.808cm" svg:height="0.725cm" svg:x="11.093cm" svg:y="4.602cm">
          <draw:text-box>
            <text:p>vtkStructuredGrid</text:p>
          </draw:text-box>
        </draw:frame>
        <draw:frame draw:style-name="gr5" draw:layer="layout" svg:width="2.771cm" svg:height="0.725cm" svg:x="3.324cm" svg:y="8.295cm">
          <draw:text-box>
            <text:p>vtkPolyData</text:p>
          </draw:text-box>
        </draw:frame>
        <draw:frame draw:style-name="gr5" draw:layer="layout" svg:width="4.282cm" svg:height="0.725cm" svg:x="8.596cm" svg:y="8.247cm">
          <draw:text-box>
            <text:p>vtkUnstructuredGr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tvl2" draw:style="radial" draw:cx="65%" draw:cy="45%" draw:start-color="#624f7d" draw:end-color="#d8d8bf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id_5f_line" style:display-name="grid_line" style:family="graphic" style:parent-style-name="standard">
      <style:graphic-properties draw:stroke-dash="Dash_20_2" svg:stroke-width="0.01cm" svg:stroke-color="#e6e6ff" draw:marker-start="Arrowheads_20_1" draw:marker-start-width="0.065cm" draw:marker-start-center="true" draw:marker-end="Arrowheads_20_1" draw:marker-end-width="0.065cm" draw:marker-end-center="true" draw:fill="none" draw:fill-gradient-name="Gradient_20_7" draw:fill-hatch-name="Hatch_20_1" draw:fill-image-name="Bitmape_20_1" draw:fill-image-width="0cm" draw:fill-image-height="0cm" draw:textarea-horizontal-align="center" draw:textarea-vertical-align="middle"/>
      <style:paragraph-properties fo:text-align="center"/>
      <style:text-properties fo:font-size="12pt"/>
    </style:style>
    <style:style style:name="annotation" style:family="graphic" style:parent-style-name="grid_5f_line">
      <style:graphic-properties draw:stroke="none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80" draw:fill-gradient-name="tvl2" draw:fill-image-name="bluegrad" draw:fill-image-width="0cm" draw:fill-image-height="0cm"/>
    </style:style>
    <style:style style:name="Mgr1" style:family="graphic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lyt-bluegrey" style:page-layout-name="PM0" draw:style-name="Mdp1">
      <draw:frame draw:style-name="Mgr1" draw:text-style-name="MP1" draw:layer="backgroundobjects" svg:width="8.78cm" svg:height="1.31cm" svg:x="10.473cm" svg:y="18.309cm" presentation:class="footer">
        <draw:text-box>
          <text:p text:style-name="MP1"><text:span text:style-name="MT1"><presentation:footer/></text:span></text:p>
        </draw:text-box>
      </draw:frame>
      <draw:frame draw:style-name="Mg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Cole</meta:initial-creator>
    <meta:creation-date>2010-09-04T20:09:19</meta:creation-date>
    <dc:date>2010-09-04T22:06:53</dc:date>
    <dc:creator>Bryan Cole</dc:creator>
    <meta:editing-duration>PT00H22M21S</meta:editing-duration>
    <meta:editing-cycles>1</meta:editing-cycles>
    <meta:document-statistic meta:object-count="379"/>
    <meta:generator>OpenOffice.org/3.2$Linux OpenOffice.org_project/320m12$Build-9483</meta:generator>
  </office:meta>
</office:document-meta>
</file>